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transition-speed="fast" presentation:duration="PT00H00M04S" presentation:background-visible="true" presentation:background-objects-visible="true" presentation:display-footer="true" presentation:display-page-number="false" presentation:display-date-time="true">
        <presentation:sound xlink:href="../../../../../!OT/samples/english/presentations/Chess.sdd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4c4c4c" draw:fill-image-width="1cm" draw:fill-image-height="1cm" draw:textarea-horizontal-align="center" draw:textarea-vertical-align="middle"/>
    </style:style>
    <style:style style:name="gr2" style:family="graphic" style:parent-style-name="standard">
      <style:graphic-properties svg:stroke-width="0.01cm" svg:stroke-color="#c0c0c0" draw:fill-color="#000000" draw:fill-image-width="1cm" draw:fill-image-height="1cm" draw:textarea-horizontal-align="center" draw:textarea-vertical-align="middle" fo:padding-top="0.005cm" fo:padding-bottom="0.005cm" fo:padding-left="0.005cm" fo:padding-right="0.005cm"/>
    </style:style>
    <style:style style:name="gr3" style:family="graphic" style:parent-style-name="objectwithoutfill">
      <style:graphic-properties svg:stroke-width="0.01cm" svg:stroke-color="#c0c0c0" draw:fill="solid" draw:fill-color="#000000" draw:textarea-horizontal-align="center" draw:textarea-vertical-align="middle" fo:padding-top="0.005cm" fo:padding-bottom="0.005cm" fo:padding-left="0.005cm" fo:padding-right="0.005cm"/>
    </style:style>
    <style:style style:name="gr4" style:family="graphic" style:parent-style-name="standard">
      <style:graphic-properties draw:fill-color="#cccccc" draw:fill-image-width="1cm" draw:fill-image-height="1cm" draw:textarea-horizontal-align="center" draw:textarea-vertical-align="middle"/>
    </style:style>
    <style:style style:name="gr5" style:family="graphic" style:parent-style-name="standard">
      <style:graphic-properties svg:stroke-width="0.01cm" svg:stroke-color="#c0c0c0" draw:fill-color="#ffffff" draw:fill-image-width="1cm" draw:fill-image-height="1cm" draw:textarea-horizontal-align="center" draw:textarea-vertical-align="middle" fo:padding-top="0.005cm" fo:padding-bottom="0.005cm" fo:padding-left="0.005cm" fo:padding-right="0.005cm"/>
    </style:style>
    <style:style style:name="gr6" style:family="graphic" style:parent-style-name="objectwithoutfill">
      <style:graphic-properties svg:stroke-width="0.01cm" svg:stroke-color="#808080" draw:fill="solid" draw:fill-color="#ffffff" draw:fill-image-width="1cm" draw:fill-image-height="1cm" draw:textarea-horizontal-align="center" draw:textarea-vertical-align="middle" fo:padding-top="0.005cm" fo:padding-bottom="0.005cm" fo:padding-left="0.005cm" fo:padding-right="0.005cm"/>
    </style:style>
    <style:style style:name="gr7" style:family="graphic" style:parent-style-name="objectwithoutfill">
      <style:graphic-properties svg:stroke-width="0.01cm" svg:stroke-color="#808080" draw:fill="solid" draw:fill-color="#ffffff" draw:textarea-horizontal-align="center" draw:textarea-vertical-align="middle" fo:padding-top="0.005cm" fo:padding-bottom="0.005cm" fo:padding-left="0.005cm" fo:padding-right="0.005cm"/>
    </style:style>
    <style:style style:name="gr8" style:family="graphic" style:parent-style-name="standard">
      <style:graphic-properties svg:stroke-width="0.01cm" svg:stroke-color="#808080" draw:fill-color="#ffffff" draw:fill-image-width="1cm" draw:fill-image-height="1cm" draw:textarea-horizontal-align="center" draw:textarea-vertical-align="middle" fo:padding-top="0.005cm" fo:padding-bottom="0.005cm" fo:padding-left="0.005cm" fo:padding-right="0.005cm"/>
    </style:style>
    <style:style style:name="gr9" style:family="graphic" style:parent-style-name="standard">
      <style:graphic-properties draw:fill-color="#e6e6e6" draw:fill-image-width="1cm" draw:fill-image-height="1cm" draw:textarea-horizontal-align="center" draw:textarea-vertical-align="middle"/>
    </style:style>
    <style:style style:name="gr10" style:family="graphic" style:parent-style-name="standard">
      <style:graphic-properties draw:fill-color="#e6e6e6" draw:fill-image-width="1cm" draw:fill-image-height="1cm" draw:textarea-horizontal-align="center" draw:textarea-vertical-align="middle"/>
    </style:style>
    <style:style style:name="gr11" style:family="graphic" style:parent-style-name="standard">
      <style:graphic-properties draw:stroke="none" draw:marker-end="Arrowheads_20_1" draw:marker-end-width="0.25cm" draw:textarea-horizontal-align="center" draw:textarea-vertical-align="middle"/>
    </style:style>
    <style:style style:name="gr12" style:family="graphic" style:parent-style-name="standard">
      <style:graphic-properties draw:stroke="none" draw:marker-end="Arrowheads_20_2" draw:marker-end-width="0.25cm" draw:textarea-horizontal-align="center" draw:textarea-vertical-align="middle"/>
    </style:style>
    <style:style style:name="gr13" style:family="graphic" style:parent-style-name="standard">
      <style:graphic-properties draw:stroke="none" draw:marker-end="Arrowheads_20_3" draw:marker-end-width="0.25cm" draw:textarea-horizontal-align="center" draw:textarea-vertical-align="middle"/>
    </style:style>
    <style:style style:name="gr14" style:family="graphic" style:parent-style-name="standard">
      <style:graphic-properties draw:stroke="none" draw:marker-end="Arrowheads_20_4" draw:marker-end-width="0.25cm" draw:textarea-horizontal-align="center" draw:textarea-vertical-align="middle"/>
    </style:style>
    <style:style style:name="gr15" style:family="graphic" style:parent-style-name="standard">
      <style:graphic-properties draw:stroke="none" draw:marker-end="Arrowheads_20_5" draw:marker-end-width="0.25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/>
    </style:style>
    <style:style style:name="gr17" style:family="graphic" style:parent-style-name="standard">
      <style:graphic-properties draw:stroke="none" draw:marker-end="Arrowheads_20_6" draw:marker-end-width="0.25cm" draw:textarea-horizontal-align="center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>
        <style:tab-stops/>
      </style:paragraph-properties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Conga" style:font-pitch="variable" fo:font-size="16pt"/>
    </style:style>
    <style:style style:name="T1" style:family="text">
      <style:text-properties fo:color="#000000" style:text-outline="false" style:text-line-through-style="none" style:text-position="0% 100%" fo:font-family="'Times New Roman', Times" style:font-family-generic="roman" style:font-pitch="variable" fo:font-size="24pt" fo:letter-spacing="normal" fo:font-style="normal" fo:text-shadow="none" style:text-underline-style="none" fo:font-weight="normal" style:text-underline-mode="continuous" style:text-line-through-mode="continuous" style:letter-kerning="false" style:text-scale="0%"/>
    </style:style>
    <style:style style:name="T2" style:family="text">
      <style:text-properties fo:color="#000000" style:text-outline="false" style:text-line-through-style="none" style:text-position="0% 100%" fo:font-family="Conga" style:font-pitch="variable" fo:font-size="16pt" fo:letter-spacing="normal" fo:font-style="normal" fo:text-shadow="none" style:text-underline-style="none" fo:font-weight="normal" style:text-underline-mode="continuous" style:text-line-through-mode="continuous" style:letter-kerning="false" style:text-scale="0%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Chess" draw:style-name="dp1" draw:master-page-name="Standard">
        <office:forms form:automatic-focus="false" form:apply-design-mode="false"/>
        <draw:rect draw:style-name="gr1" draw:text-style-name="P1" draw:layer="layout" svg:width="2cm" svg:height="2cm" svg:x="6cm" svg:y="16.5cm">
          <text:p text:style-name="P3"/>
        </draw:rect>
        <draw:rect draw:style-name="gr1" draw:text-style-name="P1" draw:layer="layout" svg:width="2cm" svg:height="2cm" svg:x="20cm" svg:y="14.5cm">
          <text:p text:style-name="P3"/>
        </draw:rect>
        <draw:rect draw:style-name="gr1" draw:text-style-name="P1" draw:layer="layout" svg:width="2cm" svg:height="2cm" svg:x="16cm" svg:y="14.5cm">
          <text:p text:style-name="P3"/>
        </draw:rect>
        <draw:rect draw:style-name="gr1" draw:text-style-name="P1" draw:layer="layout" svg:width="2cm" svg:height="2cm" svg:x="12cm" svg:y="14.5cm">
          <text:p text:style-name="P3"/>
        </draw:rect>
        <draw:rect draw:style-name="gr1" draw:text-style-name="P1" draw:layer="layout" svg:width="2cm" svg:height="2cm" svg:x="8cm" svg:y="14.5cm">
          <text:p text:style-name="P3"/>
        </draw:rect>
        <draw:rect draw:style-name="gr1" draw:text-style-name="P1" draw:layer="layout" svg:width="2cm" svg:height="2cm" svg:x="18cm" svg:y="16.5cm">
          <text:p text:style-name="P3"/>
        </draw:rect>
        <draw:rect draw:style-name="gr1" draw:text-style-name="P1" draw:layer="layout" svg:width="2cm" svg:height="2cm" svg:x="14cm" svg:y="16.5cm">
          <text:p text:style-name="P3"/>
        </draw:rect>
        <draw:rect draw:style-name="gr1" draw:text-style-name="P1" draw:layer="layout" svg:width="2cm" svg:height="2cm" svg:x="10cm" svg:y="16.5cm">
          <text:p text:style-name="P3"/>
        </draw:rect>
        <draw:rect draw:style-name="gr1" draw:text-style-name="P1" draw:layer="layout" svg:width="2cm" svg:height="2cm" svg:x="6cm" svg:y="12.5cm">
          <text:p text:style-name="P3"/>
        </draw:rect>
        <draw:rect draw:style-name="gr1" draw:text-style-name="P1" draw:layer="layout" svg:width="2cm" svg:height="2cm" svg:x="20cm" svg:y="10.5cm">
          <text:p text:style-name="P3"/>
        </draw:rect>
        <draw:rect draw:style-name="gr1" draw:text-style-name="P1" draw:layer="layout" svg:width="2cm" svg:height="2cm" svg:x="16cm" svg:y="10.5cm">
          <text:p text:style-name="P3"/>
        </draw:rect>
        <draw:rect draw:style-name="gr1" draw:text-style-name="P1" draw:layer="layout" svg:width="2cm" svg:height="2cm" svg:x="12cm" svg:y="10.5cm">
          <text:p text:style-name="P3"/>
        </draw:rect>
        <draw:rect draw:style-name="gr1" draw:text-style-name="P1" draw:layer="layout" svg:width="2cm" svg:height="2cm" svg:x="8cm" svg:y="10.5cm">
          <text:p text:style-name="P3"/>
        </draw:rect>
        <draw:rect draw:style-name="gr1" draw:text-style-name="P1" draw:layer="layout" svg:width="2cm" svg:height="2cm" svg:x="18cm" svg:y="12.5cm">
          <text:p text:style-name="P3"/>
        </draw:rect>
        <draw:rect draw:style-name="gr1" draw:text-style-name="P1" draw:layer="layout" svg:width="2cm" svg:height="2cm" svg:x="14cm" svg:y="12.5cm">
          <text:p text:style-name="P3"/>
        </draw:rect>
        <draw:rect draw:style-name="gr1" draw:text-style-name="P1" draw:layer="layout" svg:width="2cm" svg:height="2cm" svg:x="10cm" svg:y="12.5cm">
          <text:p text:style-name="P3"/>
        </draw:rect>
        <draw:rect draw:style-name="gr1" draw:text-style-name="P1" draw:layer="layout" svg:width="2cm" svg:height="2cm" svg:x="6cm" svg:y="8.5cm">
          <text:p text:style-name="P3"/>
        </draw:rect>
        <draw:rect draw:style-name="gr1" draw:text-style-name="P1" draw:layer="layout" svg:width="2cm" svg:height="2cm" svg:x="20cm" svg:y="6.5cm">
          <text:p text:style-name="P3"/>
        </draw:rect>
        <draw:rect draw:style-name="gr1" draw:text-style-name="P1" draw:layer="layout" svg:width="2cm" svg:height="2cm" svg:x="16cm" svg:y="6.5cm">
          <text:p text:style-name="P3"/>
        </draw:rect>
        <draw:rect draw:style-name="gr1" draw:text-style-name="P1" draw:layer="layout" svg:width="2cm" svg:height="2cm" svg:x="12cm" svg:y="6.5cm">
          <text:p text:style-name="P3"/>
        </draw:rect>
        <draw:rect draw:style-name="gr1" draw:text-style-name="P1" draw:layer="layout" svg:width="2cm" svg:height="2cm" svg:x="8cm" svg:y="6.5cm">
          <text:p text:style-name="P3"/>
        </draw:rect>
        <draw:rect draw:style-name="gr1" draw:text-style-name="P1" draw:layer="layout" svg:width="2cm" svg:height="2cm" svg:x="18cm" svg:y="8.5cm">
          <text:p text:style-name="P3"/>
        </draw:rect>
        <draw:rect draw:style-name="gr1" draw:text-style-name="P1" draw:layer="layout" svg:width="2cm" svg:height="2cm" svg:x="14cm" svg:y="8.5cm">
          <text:p text:style-name="P3"/>
        </draw:rect>
        <draw:rect draw:style-name="gr1" draw:text-style-name="P1" draw:layer="layout" svg:width="2cm" svg:height="2cm" svg:x="10cm" svg:y="8.5cm">
          <text:p text:style-name="P3"/>
        </draw:rect>
        <draw:rect draw:style-name="gr1" draw:text-style-name="P1" draw:layer="layout" svg:width="2cm" svg:height="2cm" svg:x="6cm" svg:y="4.5cm">
          <text:p text:style-name="P3"/>
        </draw:rect>
        <draw:rect draw:style-name="gr1" draw:text-style-name="P1" draw:layer="layout" svg:width="2cm" svg:height="2cm" svg:x="20cm" svg:y="2.5cm">
          <text:p text:style-name="P3"/>
        </draw:rect>
        <draw:rect draw:style-name="gr1" draw:text-style-name="P1" draw:layer="layout" svg:width="2cm" svg:height="2cm" svg:x="16cm" svg:y="2.5cm">
          <text:p text:style-name="P3"/>
        </draw:rect>
        <draw:rect draw:style-name="gr1" draw:text-style-name="P1" draw:layer="layout" svg:width="2cm" svg:height="2cm" svg:x="12cm" svg:y="2.5cm">
          <text:p text:style-name="P3"/>
        </draw:rect>
        <draw:rect draw:style-name="gr1" draw:text-style-name="P1" draw:layer="layout" svg:width="2cm" svg:height="2cm" svg:x="8cm" svg:y="2.5cm">
          <text:p text:style-name="P3"/>
        </draw:rect>
        <draw:rect draw:style-name="gr1" draw:text-style-name="P1" draw:layer="layout" svg:width="2cm" svg:height="2cm" svg:x="18cm" svg:y="4.5cm">
          <text:p text:style-name="P3"/>
        </draw:rect>
        <draw:g>
          <draw:ellipse draw:style-name="gr2" draw:text-style-name="P1" draw:layer="layout" svg:width="0.505cm" svg:height="0.446cm" svg:x="18.742cm" svg:y="4.826cm">
            <text:p text:style-name="P3"/>
          </draw:ellipse>
          <draw:ellipse draw:style-name="gr2" draw:text-style-name="P1" draw:layer="layout" svg:width="0.745cm" svg:height="0.648cm" svg:x="18.643cm" svg:y="5.251cm">
            <text:p text:style-name="P3"/>
          </draw:ellipse>
          <draw:polygon draw:style-name="gr3" draw:layer="layout" svg:width="0.745cm" svg:height="0.377cm" svg:x="18.655cm" svg:y="5.823cm" svg:viewBox="0 0 746 378" draw:points="75,0 632,0 745,377 0,377 93,6">
            <text:p text:style-name="P3"/>
          </draw:polygon>
        </draw:g>
        <draw:rect draw:style-name="gr1" draw:text-style-name="P1" draw:layer="layout" svg:width="2cm" svg:height="2cm" svg:x="14cm" svg:y="4.5cm">
          <text:p text:style-name="P3"/>
        </draw:rect>
        <draw:rect draw:style-name="gr1" draw:text-style-name="P1" draw:layer="layout" svg:width="2cm" svg:height="2cm" svg:x="10cm" svg:y="4.5cm">
          <text:p text:style-name="P3"/>
        </draw:rect>
        <draw:rect draw:style-name="gr4" draw:text-style-name="P1" draw:layer="layout" svg:width="2cm" svg:height="2cm" svg:x="6cm" svg:y="2.5cm">
          <text:p text:style-name="P3"/>
        </draw:rect>
        <draw:rect draw:style-name="gr4" draw:text-style-name="P1" draw:layer="layout" svg:width="2cm" svg:height="2cm" svg:x="18cm" svg:y="2.5cm">
          <text:p text:style-name="P3"/>
        </draw:rect>
        <draw:rect draw:style-name="gr4" draw:text-style-name="P1" draw:layer="layout" svg:width="2cm" svg:height="2cm" svg:x="14cm" svg:y="2.5cm">
          <text:p text:style-name="P3"/>
        </draw:rect>
        <draw:rect draw:style-name="gr4" draw:text-style-name="P1" draw:layer="layout" svg:width="2cm" svg:height="2cm" svg:x="10cm" svg:y="2.5cm">
          <text:p text:style-name="P3"/>
        </draw:rect>
        <draw:rect draw:style-name="gr4" draw:text-style-name="P1" draw:layer="layout" svg:width="2cm" svg:height="2cm" svg:x="20cm" svg:y="4.5cm">
          <text:p text:style-name="P3"/>
        </draw:rect>
        <draw:rect draw:style-name="gr4" draw:text-style-name="P1" draw:layer="layout" svg:width="2cm" svg:height="2cm" svg:x="16cm" svg:y="4.5cm">
          <text:p text:style-name="P3"/>
        </draw:rect>
        <draw:g>
          <draw:ellipse draw:style-name="gr2" draw:text-style-name="P1" draw:layer="layout" svg:width="0.505cm" svg:height="0.446cm" svg:x="16.742cm" svg:y="4.826cm">
            <text:p text:style-name="P3"/>
          </draw:ellipse>
          <draw:ellipse draw:style-name="gr2" draw:text-style-name="P1" draw:layer="layout" svg:width="0.745cm" svg:height="0.648cm" svg:x="16.643cm" svg:y="5.251cm">
            <text:p text:style-name="P3"/>
          </draw:ellipse>
          <draw:polygon draw:style-name="gr3" draw:layer="layout" svg:width="0.745cm" svg:height="0.377cm" svg:x="16.655cm" svg:y="5.823cm" svg:viewBox="0 0 746 378" draw:points="75,0 632,0 745,377 0,377 93,6">
            <text:p text:style-name="P3"/>
          </draw:polygon>
        </draw:g>
        <draw:rect draw:style-name="gr4" draw:text-style-name="P1" draw:layer="layout" svg:width="2cm" svg:height="2cm" svg:x="12cm" svg:y="4.5cm">
          <text:p text:style-name="P3"/>
        </draw:rect>
        <draw:rect draw:style-name="gr4" draw:text-style-name="P1" draw:layer="layout" svg:width="2cm" svg:height="2cm" svg:x="8cm" svg:y="4.5cm">
          <text:p text:style-name="P3"/>
        </draw:rect>
        <draw:rect draw:style-name="gr4" draw:text-style-name="P1" draw:layer="layout" svg:width="2cm" svg:height="2cm" svg:x="6cm" svg:y="6.5cm">
          <text:p text:style-name="P3"/>
        </draw:rect>
        <draw:rect draw:style-name="gr4" draw:text-style-name="P1" draw:layer="layout" svg:width="2cm" svg:height="2cm" svg:x="18cm" svg:y="6.5cm">
          <text:p text:style-name="P3"/>
        </draw:rect>
        <draw:rect draw:style-name="gr4" draw:text-style-name="P1" draw:layer="layout" svg:width="2cm" svg:height="2cm" svg:x="14cm" svg:y="6.5cm">
          <text:p text:style-name="P3"/>
        </draw:rect>
        <draw:rect draw:style-name="gr4" draw:text-style-name="P1" draw:layer="layout" svg:width="2cm" svg:height="2cm" svg:x="10cm" svg:y="6.5cm">
          <text:p text:style-name="P3"/>
        </draw:rect>
        <draw:rect draw:style-name="gr4" draw:text-style-name="P1" draw:layer="layout" svg:width="2cm" svg:height="2cm" svg:x="20cm" svg:y="8.5cm">
          <text:p text:style-name="P3"/>
        </draw:rect>
        <draw:rect draw:style-name="gr4" draw:text-style-name="P1" draw:layer="layout" svg:width="2cm" svg:height="2cm" svg:x="16cm" svg:y="8.5cm">
          <text:p text:style-name="P3"/>
        </draw:rect>
        <draw:rect draw:style-name="gr4" draw:text-style-name="P1" draw:layer="layout" svg:width="2cm" svg:height="2cm" svg:x="12cm" svg:y="8.5cm">
          <text:p text:style-name="P3"/>
        </draw:rect>
        <draw:rect draw:style-name="gr4" draw:text-style-name="P1" draw:layer="layout" svg:width="2cm" svg:height="2cm" svg:x="8cm" svg:y="8.5cm">
          <text:p text:style-name="P3"/>
        </draw:rect>
        <draw:rect draw:style-name="gr4" draw:text-style-name="P1" draw:layer="layout" svg:width="2cm" svg:height="2cm" svg:x="6cm" svg:y="10.5cm">
          <text:p text:style-name="P3"/>
        </draw:rect>
        <draw:rect draw:style-name="gr4" draw:text-style-name="P1" draw:layer="layout" svg:width="2cm" svg:height="2cm" svg:x="18cm" svg:y="10.5cm">
          <text:p text:style-name="P3"/>
        </draw:rect>
        <draw:rect draw:style-name="gr4" draw:text-style-name="P1" draw:layer="layout" svg:width="2cm" svg:height="2cm" svg:x="14cm" svg:y="10.5cm">
          <text:p text:style-name="P3"/>
        </draw:rect>
        <draw:rect draw:style-name="gr4" draw:text-style-name="P1" draw:layer="layout" svg:width="2cm" svg:height="2cm" svg:x="10cm" svg:y="10.5cm">
          <text:p text:style-name="P3"/>
        </draw:rect>
        <draw:rect draw:style-name="gr4" draw:text-style-name="P1" draw:layer="layout" svg:width="2cm" svg:height="2cm" svg:x="20cm" svg:y="12.5cm">
          <text:p text:style-name="P3"/>
        </draw:rect>
        <draw:rect draw:style-name="gr4" draw:text-style-name="P1" draw:layer="layout" svg:width="2cm" svg:height="2cm" svg:x="16cm" svg:y="12.5cm">
          <text:p text:style-name="P3"/>
        </draw:rect>
        <draw:rect draw:style-name="gr4" draw:text-style-name="P1" draw:layer="layout" svg:width="2cm" svg:height="2cm" svg:x="12cm" svg:y="12.5cm">
          <text:p text:style-name="P3"/>
        </draw:rect>
        <draw:rect draw:style-name="gr4" draw:text-style-name="P1" draw:layer="layout" svg:width="2cm" svg:height="2cm" svg:x="8cm" svg:y="12.5cm">
          <text:p text:style-name="P3"/>
        </draw:rect>
        <draw:rect draw:style-name="gr4" draw:text-style-name="P1" draw:layer="layout" svg:width="2cm" svg:height="2cm" svg:x="6cm" svg:y="14.5cm">
          <text:p text:style-name="P3"/>
        </draw:rect>
        <draw:rect draw:style-name="gr4" draw:text-style-name="P1" draw:layer="layout" svg:width="2cm" svg:height="2cm" svg:x="18cm" svg:y="14.5cm">
          <text:p text:style-name="P3"/>
        </draw:rect>
        <draw:rect draw:style-name="gr4" draw:text-style-name="P1" draw:layer="layout" svg:width="2cm" svg:height="2cm" svg:x="14cm" svg:y="14.5cm">
          <text:p text:style-name="P3"/>
        </draw:rect>
        <draw:rect draw:style-name="gr4" draw:text-style-name="P1" draw:layer="layout" svg:width="2cm" svg:height="2cm" svg:x="10cm" svg:y="14.5cm">
          <text:p text:style-name="P3"/>
        </draw:rect>
        <draw:rect draw:style-name="gr4" draw:text-style-name="P1" draw:layer="layout" svg:width="2cm" svg:height="2cm" svg:x="20cm" svg:y="16.5cm">
          <text:p text:style-name="P3"/>
        </draw:rect>
        <draw:rect draw:style-name="gr4" draw:text-style-name="P1" draw:layer="layout" svg:width="2cm" svg:height="2cm" svg:x="16cm" svg:y="16.5cm">
          <text:p text:style-name="P3"/>
        </draw:rect>
        <draw:rect draw:style-name="gr4" draw:text-style-name="P1" draw:layer="layout" svg:width="2cm" svg:height="2cm" svg:x="12cm" svg:y="16.5cm">
          <text:p text:style-name="P3"/>
        </draw:rect>
        <draw:rect draw:style-name="gr4" draw:text-style-name="P1" draw:layer="layout" svg:width="2cm" svg:height="2cm" svg:x="8cm" svg:y="16.5cm">
          <text:p text:style-name="P3"/>
        </draw:rect>
        <draw:polygon draw:style-name="gr3" draw:layer="layout" svg:width="1.087cm" svg:height="1.77cm" svg:x="14.436cm" svg:y="2.63cm" svg:viewBox="0 0 1088 1771" draw:points="1087,1770 962,1074 666,660 666,430 873,430 873,214 660,214 660,0 399,0 399,214 185,218 185,430 392,434 399,650 137,1060 0,1764">
          <text:p text:style-name="P3"/>
        </draw:polygon>
        <draw:polygon draw:style-name="gr3" draw:layer="layout" svg:width="1.447cm" svg:height="1.79cm" svg:x="12.268cm" svg:y="2.588cm" svg:viewBox="0 0 1448 1791" draw:points="397,1786 999,1786 1447,226 1043,708 1144,91 834,652 717,0 564,634 272,83 353,720 0,190 397,1790">
          <text:p text:style-name="P3"/>
        </draw:polygon>
        <draw:g>
          <draw:polygon draw:style-name="gr3" draw:layer="layout" svg:width="1.194cm" svg:height="1.788cm" svg:x="18.41cm" svg:y="2.51cm" svg:viewBox="0 0 1195 1789" draw:points="200,1788 1194,1788 1194,1273 777,0 673,234 0,581 0,841 153,975 498,827 200,1370 204,1788">
            <text:p text:style-name="P3"/>
          </draw:polygon>
          <draw:ellipse draw:style-name="gr5" draw:text-style-name="P1" draw:layer="layout" svg:width="0.089cm" svg:height="0.09cm" svg:x="18.986cm" svg:y="2.916cm">
            <text:p text:style-name="P3"/>
          </draw:ellipse>
        </draw:g>
        <draw:polygon draw:style-name="gr3" draw:layer="layout" svg:width="1.272cm" svg:height="1.451cm" svg:x="20.4cm" svg:y="2.949cm" svg:viewBox="0 0 1273 1452" draw:points="6,1443 1268,1443 1272,1340 1006,1219 1006,698 1268,551 1268,0 952,0 952,321 757,341 757,16 491,18 491,345 268,329 268,4 0,4 0,565 268,712 268,1215 6,1354 6,1451">
          <text:p text:style-name="P3"/>
        </draw:polygon>
        <draw:polygon draw:style-name="gr3" draw:layer="layout" svg:width="0.966cm" svg:height="1.723cm" svg:x="16.434cm" svg:y="2.677cm" svg:viewBox="0 0 967 1724" draw:points="0,1721 966,1721 956,857 851,595 732,595 523,722 485,637 779,456 527,0 432,0 14,815 0,1723">
          <text:p text:style-name="P3"/>
        </draw:polygon>
        <draw:polygon draw:style-name="gr6" draw:layer="layout" svg:width="1.087cm" svg:height="1.77cm" svg:x="14.513cm" svg:y="16.6cm" svg:viewBox="0 0 1088 1771" draw:points="1087,1770 962,1074 666,660 666,430 873,430 873,214 660,214 660,0 399,0 399,214 185,218 185,430 392,434 399,650 137,1060 0,1764">
          <text:p text:style-name="P3"/>
        </draw:polygon>
        <draw:polygon draw:style-name="gr6" draw:layer="layout" svg:width="1.447cm" svg:height="1.79cm" svg:x="12.21cm" svg:y="16.57cm" svg:viewBox="0 0 1448 1791" draw:points="397,1786 999,1786 1447,226 1043,708 1144,91 834,652 717,0 564,634 272,83 353,720 0,190 397,1790">
          <text:p text:style-name="P3"/>
        </draw:polygon>
        <draw:g>
          <draw:polygon draw:style-name="gr7" draw:layer="layout" svg:width="1.194cm" svg:height="1.788cm" svg:x="18.4cm" svg:y="16.6cm" svg:viewBox="0 0 1195 1789" draw:points="200,1788 1194,1788 1194,1273 777,0 673,234 0,581 0,841 153,975 498,827 200,1370 204,1788">
            <text:p text:style-name="P3"/>
          </draw:polygon>
          <draw:ellipse draw:style-name="gr2" draw:text-style-name="P1" draw:layer="layout" svg:width="0.089cm" svg:height="0.09cm" svg:x="18.976cm" svg:y="17.006cm">
            <text:p text:style-name="P3"/>
          </draw:ellipse>
        </draw:g>
        <draw:polygon draw:style-name="gr6" draw:layer="layout" svg:width="1.272cm" svg:height="1.451cm" svg:x="20.4cm" svg:y="16.8cm" svg:viewBox="0 0 1273 1452" draw:points="6,1443 1268,1443 1272,1340 1006,1219 1006,698 1268,551 1268,0 952,0 952,321 757,341 757,16 491,18 491,345 268,329 268,4 0,4 0,565 268,712 268,1215 6,1354 6,1451">
          <text:p text:style-name="P3"/>
        </draw:polygon>
        <draw:polygon draw:style-name="gr6" draw:layer="layout" svg:width="0.966cm" svg:height="1.723cm" svg:x="16.434cm" svg:y="16.6cm" svg:viewBox="0 0 967 1724" draw:points="0,1721 966,1721 956,857 851,595 732,595 523,722 485,637 779,456 527,0 432,0 14,815 0,1723">
          <text:p text:style-name="P3"/>
        </draw:polygon>
        <draw:g>
          <draw:ellipse draw:style-name="gr2" draw:text-style-name="P1" draw:layer="layout" svg:width="0.505cm" svg:height="0.446cm" svg:x="6.7cm" svg:y="4.8cm">
            <text:p text:style-name="P3"/>
          </draw:ellipse>
          <draw:ellipse draw:style-name="gr2" draw:text-style-name="P1" draw:layer="layout" svg:width="0.745cm" svg:height="0.648cm" svg:x="6.601cm" svg:y="5.225cm">
            <text:p text:style-name="P3"/>
          </draw:ellipse>
          <draw:polygon draw:style-name="gr3" draw:layer="layout" svg:width="0.745cm" svg:height="0.377cm" svg:x="6.613cm" svg:y="5.797cm" svg:viewBox="0 0 746 378" draw:points="75,0 632,0 745,377 0,377 93,6">
            <text:p text:style-name="P3"/>
          </draw:polygon>
        </draw:g>
        <draw:g>
          <draw:ellipse draw:style-name="gr2" draw:text-style-name="P1" draw:layer="layout" svg:width="0.505cm" svg:height="0.446cm" svg:x="8.7cm" svg:y="4.8cm">
            <text:p text:style-name="P3"/>
          </draw:ellipse>
          <draw:ellipse draw:style-name="gr2" draw:text-style-name="P1" draw:layer="layout" svg:width="0.745cm" svg:height="0.648cm" svg:x="8.601cm" svg:y="5.225cm">
            <text:p text:style-name="P3"/>
          </draw:ellipse>
          <draw:polygon draw:style-name="gr3" draw:layer="layout" svg:width="0.745cm" svg:height="0.377cm" svg:x="8.613cm" svg:y="5.797cm" svg:viewBox="0 0 746 378" draw:points="75,0 632,0 745,377 0,377 93,6">
            <text:p text:style-name="P3"/>
          </draw:polygon>
        </draw:g>
        <draw:g>
          <draw:ellipse draw:style-name="gr2" draw:text-style-name="P1" draw:layer="layout" svg:width="0.505cm" svg:height="0.446cm" svg:x="10.742cm" svg:y="4.8cm">
            <text:p text:style-name="P3"/>
          </draw:ellipse>
          <draw:ellipse draw:style-name="gr2" draw:text-style-name="P1" draw:layer="layout" svg:width="0.745cm" svg:height="0.648cm" svg:x="10.643cm" svg:y="5.225cm">
            <text:p text:style-name="P3"/>
          </draw:ellipse>
          <draw:polygon draw:style-name="gr3" draw:layer="layout" svg:width="0.745cm" svg:height="0.377cm" svg:x="10.655cm" svg:y="5.797cm" svg:viewBox="0 0 746 378" draw:points="75,0 632,0 745,377 0,377 93,6">
            <text:p text:style-name="P3"/>
          </draw:polygon>
        </draw:g>
        <draw:g>
          <draw:ellipse draw:style-name="gr2" draw:text-style-name="P1" draw:layer="layout" svg:width="0.505cm" svg:height="0.446cm" svg:x="12.7cm" svg:y="4.8cm">
            <text:p text:style-name="P3"/>
          </draw:ellipse>
          <draw:ellipse draw:style-name="gr2" draw:text-style-name="P1" draw:layer="layout" svg:width="0.745cm" svg:height="0.648cm" svg:x="12.601cm" svg:y="5.225cm">
            <text:p text:style-name="P3"/>
          </draw:ellipse>
          <draw:polygon draw:style-name="gr3" draw:layer="layout" svg:width="0.745cm" svg:height="0.377cm" svg:x="12.613cm" svg:y="5.797cm" svg:viewBox="0 0 746 378" draw:points="75,0 632,0 745,377 0,377 93,6">
            <text:p text:style-name="P3"/>
          </draw:polygon>
        </draw:g>
        <draw:g>
          <draw:ellipse draw:style-name="gr2" draw:text-style-name="P1" draw:layer="layout" svg:width="0.505cm" svg:height="0.446cm" svg:x="14.73cm" svg:y="4.77cm">
            <text:p text:style-name="P3"/>
          </draw:ellipse>
          <draw:ellipse draw:style-name="gr2" draw:text-style-name="P1" draw:layer="layout" svg:width="0.745cm" svg:height="0.648cm" svg:x="14.631cm" svg:y="5.195cm">
            <text:p text:style-name="P3"/>
          </draw:ellipse>
          <draw:polygon draw:style-name="gr3" draw:layer="layout" svg:width="0.745cm" svg:height="0.377cm" svg:x="14.643cm" svg:y="5.767cm" svg:viewBox="0 0 746 378" draw:points="75,0 632,0 745,377 0,377 93,6">
            <text:p text:style-name="P3"/>
          </draw:polygon>
        </draw:g>
        <draw:g>
          <draw:ellipse draw:style-name="gr2" draw:text-style-name="P1" draw:layer="layout" svg:width="0.505cm" svg:height="0.446cm" svg:x="20.742cm" svg:y="4.8cm">
            <text:p text:style-name="P3"/>
          </draw:ellipse>
          <draw:ellipse draw:style-name="gr2" draw:text-style-name="P1" draw:layer="layout" svg:width="0.745cm" svg:height="0.648cm" svg:x="20.643cm" svg:y="5.225cm">
            <text:p text:style-name="P3"/>
          </draw:ellipse>
          <draw:polygon draw:style-name="gr3" draw:layer="layout" svg:width="0.745cm" svg:height="0.377cm" svg:x="20.655cm" svg:y="5.797cm" svg:viewBox="0 0 746 378" draw:points="75,0 632,0 745,377 0,377 93,6">
            <text:p text:style-name="P3"/>
          </draw:polygon>
        </draw:g>
        <draw:g>
          <draw:ellipse draw:style-name="gr8" draw:text-style-name="P1" draw:layer="layout" svg:width="0.505cm" svg:height="0.446cm" svg:x="6.7cm" svg:y="14.8cm">
            <text:p text:style-name="P3"/>
          </draw:ellipse>
          <draw:ellipse draw:style-name="gr8" draw:text-style-name="P1" draw:layer="layout" svg:width="0.745cm" svg:height="0.648cm" svg:x="6.601cm" svg:y="15.225cm">
            <text:p text:style-name="P3"/>
          </draw:ellipse>
          <draw:polygon draw:style-name="gr7" draw:layer="layout" svg:width="0.745cm" svg:height="0.377cm" svg:x="6.613cm" svg:y="15.797cm" svg:viewBox="0 0 746 378" draw:points="75,0 632,0 745,377 0,377 93,6">
            <text:p text:style-name="P3"/>
          </draw:polygon>
        </draw:g>
        <draw:g>
          <draw:ellipse draw:style-name="gr8" draw:text-style-name="P1" draw:layer="layout" svg:width="0.505cm" svg:height="0.446cm" svg:x="8.742cm" svg:y="14.8cm">
            <text:p text:style-name="P3"/>
          </draw:ellipse>
          <draw:ellipse draw:style-name="gr8" draw:text-style-name="P1" draw:layer="layout" svg:width="0.745cm" svg:height="0.648cm" svg:x="8.643cm" svg:y="15.225cm">
            <text:p text:style-name="P3"/>
          </draw:ellipse>
          <draw:polygon draw:style-name="gr7" draw:layer="layout" svg:width="0.745cm" svg:height="0.377cm" svg:x="8.655cm" svg:y="15.797cm" svg:viewBox="0 0 746 378" draw:points="75,0 632,0 745,377 0,377 93,6">
            <text:p text:style-name="P3"/>
          </draw:polygon>
        </draw:g>
        <draw:g>
          <draw:ellipse draw:style-name="gr8" draw:text-style-name="P1" draw:layer="layout" svg:width="0.505cm" svg:height="0.446cm" svg:x="10.7cm" svg:y="14.826cm">
            <text:p text:style-name="P3"/>
          </draw:ellipse>
          <draw:ellipse draw:style-name="gr8" draw:text-style-name="P1" draw:layer="layout" svg:width="0.745cm" svg:height="0.648cm" svg:x="10.601cm" svg:y="15.251cm">
            <text:p text:style-name="P3"/>
          </draw:ellipse>
          <draw:polygon draw:style-name="gr7" draw:layer="layout" svg:width="0.745cm" svg:height="0.377cm" svg:x="10.613cm" svg:y="15.823cm" svg:viewBox="0 0 746 378" draw:points="75,0 632,0 745,377 0,377 93,6">
            <text:p text:style-name="P3"/>
          </draw:polygon>
        </draw:g>
        <draw:g>
          <draw:ellipse draw:style-name="gr8" draw:text-style-name="P1" draw:layer="layout" svg:width="0.505cm" svg:height="0.446cm" svg:x="12.74cm" svg:y="14.85cm">
            <text:p text:style-name="P3"/>
          </draw:ellipse>
          <draw:ellipse draw:style-name="gr8" draw:text-style-name="P1" draw:layer="layout" svg:width="0.745cm" svg:height="0.648cm" svg:x="12.641cm" svg:y="15.275cm">
            <text:p text:style-name="P3"/>
          </draw:ellipse>
          <draw:polygon draw:style-name="gr7" draw:layer="layout" svg:width="0.745cm" svg:height="0.377cm" svg:x="12.653cm" svg:y="15.847cm" svg:viewBox="0 0 746 378" draw:points="75,0 632,0 745,377 0,377 93,6">
            <text:p text:style-name="P3"/>
          </draw:polygon>
        </draw:g>
        <draw:g>
          <draw:ellipse draw:style-name="gr8" draw:text-style-name="P1" draw:layer="layout" svg:width="0.505cm" svg:height="0.446cm" svg:x="14.75cm" svg:y="14.83cm">
            <text:p text:style-name="P3"/>
          </draw:ellipse>
          <draw:ellipse draw:style-name="gr8" draw:text-style-name="P1" draw:layer="layout" svg:width="0.745cm" svg:height="0.648cm" svg:x="14.651cm" svg:y="15.255cm">
            <text:p text:style-name="P3"/>
          </draw:ellipse>
          <draw:polygon draw:style-name="gr7" draw:layer="layout" svg:width="0.745cm" svg:height="0.377cm" svg:x="14.663cm" svg:y="15.827cm" svg:viewBox="0 0 746 378" draw:points="75,0 632,0 745,377 0,377 93,6">
            <text:p text:style-name="P3"/>
          </draw:polygon>
        </draw:g>
        <draw:g>
          <draw:ellipse draw:style-name="gr8" draw:text-style-name="P1" draw:layer="layout" svg:width="0.505cm" svg:height="0.446cm" svg:x="16.7cm" svg:y="14.826cm">
            <text:p text:style-name="P3"/>
          </draw:ellipse>
          <draw:ellipse draw:style-name="gr8" draw:text-style-name="P1" draw:layer="layout" svg:width="0.745cm" svg:height="0.648cm" svg:x="16.601cm" svg:y="15.251cm">
            <text:p text:style-name="P3"/>
          </draw:ellipse>
          <draw:polygon draw:style-name="gr7" draw:layer="layout" svg:width="0.745cm" svg:height="0.377cm" svg:x="16.613cm" svg:y="15.823cm" svg:viewBox="0 0 746 378" draw:points="75,0 632,0 745,377 0,377 93,6">
            <text:p text:style-name="P3"/>
          </draw:polygon>
        </draw:g>
        <draw:g>
          <draw:ellipse draw:style-name="gr8" draw:text-style-name="P1" draw:layer="layout" svg:width="0.505cm" svg:height="0.446cm" svg:x="18.742cm" svg:y="14.826cm">
            <text:p text:style-name="P3"/>
          </draw:ellipse>
          <draw:ellipse draw:style-name="gr8" draw:text-style-name="P1" draw:layer="layout" svg:width="0.745cm" svg:height="0.648cm" svg:x="18.643cm" svg:y="15.251cm">
            <text:p text:style-name="P3"/>
          </draw:ellipse>
          <draw:polygon draw:style-name="gr7" draw:layer="layout" svg:width="0.745cm" svg:height="0.377cm" svg:x="18.655cm" svg:y="15.823cm" svg:viewBox="0 0 746 378" draw:points="75,0 632,0 745,377 0,377 93,6">
            <text:p text:style-name="P3"/>
          </draw:polygon>
        </draw:g>
        <draw:g>
          <draw:ellipse draw:style-name="gr8" draw:text-style-name="P1" draw:layer="layout" svg:width="0.505cm" svg:height="0.446cm" svg:x="20.742cm" svg:y="14.826cm">
            <text:p text:style-name="P3"/>
          </draw:ellipse>
          <draw:ellipse draw:style-name="gr8" draw:text-style-name="P1" draw:layer="layout" svg:width="0.745cm" svg:height="0.648cm" svg:x="20.643cm" svg:y="15.251cm">
            <text:p text:style-name="P3"/>
          </draw:ellipse>
          <draw:polygon draw:style-name="gr7" draw:layer="layout" svg:width="0.745cm" svg:height="0.377cm" svg:x="20.655cm" svg:y="15.823cm" svg:viewBox="0 0 746 378" draw:points="75,0 632,0 745,377 0,377 93,6">
            <text:p text:style-name="P3"/>
          </draw:polygon>
        </draw:g>
        <draw:polygon draw:style-name="gr3" draw:layer="layout" svg:width="0.966cm" svg:height="1.723cm" svg:x="10.434cm" svg:y="2.677cm" svg:viewBox="0 0 967 1724" draw:points="0,1721 966,1721 956,857 851,595 732,595 523,722 485,637 779,456 527,0 432,0 14,815 0,1723">
          <text:p text:style-name="P3"/>
        </draw:polygon>
        <draw:polygon draw:style-name="gr6" draw:layer="layout" svg:width="0.966cm" svg:height="1.723cm" svg:x="10.434cm" svg:y="16.6cm" svg:viewBox="0 0 967 1724" draw:points="0,1721 966,1721 956,857 851,595 732,595 523,722 485,637 779,456 527,0 432,0 14,815 0,1723">
          <text:p text:style-name="P3"/>
        </draw:polygon>
        <draw:g>
          <draw:polygon draw:style-name="gr3" draw:layer="layout" svg:width="1.194cm" svg:height="1.788cm" svg:x="8.39cm" svg:y="2.56cm" svg:viewBox="0 0 1195 1789" draw:points="200,1788 1194,1788 1194,1273 777,0 673,234 0,581 0,841 153,975 498,827 200,1370 204,1788">
            <text:p text:style-name="P3"/>
          </draw:polygon>
          <draw:ellipse draw:style-name="gr5" draw:text-style-name="P1" draw:layer="layout" svg:width="0.089cm" svg:height="0.09cm" svg:x="8.966cm" svg:y="2.966cm">
            <text:p text:style-name="P3"/>
          </draw:ellipse>
        </draw:g>
        <draw:polygon draw:style-name="gr3" draw:layer="layout" svg:width="1.272cm" svg:height="1.451cm" svg:x="6.328cm" svg:y="2.949cm" svg:viewBox="0 0 1273 1452" draw:points="6,1443 1268,1443 1272,1340 1006,1219 1006,698 1268,551 1268,0 952,0 952,321 757,341 757,16 491,18 491,345 268,329 268,4 0,4 0,565 268,712 268,1215 6,1354 6,1451">
          <text:p text:style-name="P3"/>
        </draw:polygon>
        <draw:g>
          <draw:polygon draw:style-name="gr7" draw:layer="layout" svg:width="1.194cm" svg:height="1.788cm" svg:x="8.406cm" svg:y="16.6cm" svg:viewBox="0 0 1195 1789" draw:points="200,1788 1194,1788 1194,1273 777,0 673,234 0,581 0,841 153,975 498,827 200,1370 204,1788">
            <text:p text:style-name="P3"/>
          </draw:polygon>
          <draw:ellipse draw:style-name="gr2" draw:text-style-name="P1" draw:layer="layout" svg:width="0.089cm" svg:height="0.09cm" svg:x="8.982cm" svg:y="17.006cm">
            <text:p text:style-name="P3"/>
          </draw:ellipse>
        </draw:g>
        <draw:polygon draw:style-name="gr6" draw:layer="layout" svg:width="1.272cm" svg:height="1.451cm" svg:x="6.4cm" svg:y="16.949cm" svg:viewBox="0 0 1273 1452" draw:points="6,1443 1268,1443 1272,1340 1006,1219 1006,698 1268,551 1268,0 952,0 952,321 757,341 757,16 491,18 491,345 268,329 268,4 0,4 0,565 268,712 268,1215 6,1354 6,1451">
          <text:p text:style-name="P3"/>
        </draw:polygon>
        <draw:rect draw:style-name="gr9" draw:text-style-name="P1" draw:layer="layout" svg:width="1.103cm" svg:height="2cm" svg:x="4.897cm" svg:y="16.5cm">
          <text:p text:style-name="P2"><text:span text:style-name="T1">1</text:span></text:p>
        </draw:rect>
        <draw:rect draw:style-name="gr9" draw:text-style-name="P1" draw:layer="layout" svg:width="1.103cm" svg:height="2cm" svg:x="4.897cm" svg:y="2.5cm">
          <text:p text:style-name="P2"><text:span text:style-name="T1">8</text:span></text:p>
        </draw:rect>
        <draw:rect draw:style-name="gr9" draw:text-style-name="P1" draw:layer="layout" svg:width="1.103cm" svg:height="2cm" svg:x="4.897cm" svg:y="4.5cm">
          <text:p text:style-name="P2"><text:span text:style-name="T1">7</text:span></text:p>
        </draw:rect>
        <draw:rect draw:style-name="gr9" draw:text-style-name="P1" draw:layer="layout" svg:width="1.103cm" svg:height="2cm" svg:x="4.897cm" svg:y="6.5cm">
          <text:p text:style-name="P2"><text:span text:style-name="T1">6</text:span></text:p>
        </draw:rect>
        <draw:rect draw:style-name="gr9" draw:text-style-name="P1" draw:layer="layout" svg:width="1.103cm" svg:height="2cm" svg:x="4.897cm" svg:y="8.5cm">
          <text:p text:style-name="P2"><text:span text:style-name="T1">5</text:span></text:p>
        </draw:rect>
        <draw:rect draw:style-name="gr9" draw:text-style-name="P1" draw:layer="layout" svg:width="1.103cm" svg:height="2cm" svg:x="4.897cm" svg:y="10.5cm">
          <text:p text:style-name="P2"><text:span text:style-name="T1">4</text:span></text:p>
        </draw:rect>
        <draw:rect draw:style-name="gr9" draw:text-style-name="P1" draw:layer="layout" svg:width="1.103cm" svg:height="2cm" svg:x="4.897cm" svg:y="12.5cm">
          <text:p text:style-name="P2"><text:span text:style-name="T1">3</text:span></text:p>
        </draw:rect>
        <draw:rect draw:style-name="gr9" draw:text-style-name="P1" draw:layer="layout" svg:width="1.103cm" svg:height="2cm" svg:x="4.897cm" svg:y="14.5cm">
          <text:p text:style-name="P2"><text:span text:style-name="T1">2</text:span></text:p>
        </draw:rect>
        <draw:rect draw:style-name="gr9" draw:text-style-name="P1" draw:layer="layout" svg:width="1.103cm" svg:height="2cm" svg:x="22cm" svg:y="16.5cm">
          <text:p text:style-name="P2"><text:span text:style-name="T1">1</text:span></text:p>
        </draw:rect>
        <draw:rect draw:style-name="gr9" draw:text-style-name="P1" draw:layer="layout" svg:width="1.103cm" svg:height="2cm" svg:x="22cm" svg:y="2.5cm">
          <text:p text:style-name="P2"><text:span text:style-name="T1">8</text:span></text:p>
        </draw:rect>
        <draw:rect draw:style-name="gr9" draw:text-style-name="P1" draw:layer="layout" svg:width="1.103cm" svg:height="2cm" svg:x="22cm" svg:y="4.5cm">
          <text:p text:style-name="P2"><text:span text:style-name="T1">7</text:span></text:p>
        </draw:rect>
        <draw:rect draw:style-name="gr9" draw:text-style-name="P1" draw:layer="layout" svg:width="1.103cm" svg:height="2cm" svg:x="22cm" svg:y="6.5cm">
          <text:p text:style-name="P2"><text:span text:style-name="T1">6</text:span></text:p>
        </draw:rect>
        <draw:rect draw:style-name="gr9" draw:text-style-name="P1" draw:layer="layout" svg:width="1.103cm" svg:height="2cm" svg:x="22cm" svg:y="8.5cm">
          <text:p text:style-name="P2"><text:span text:style-name="T1">5</text:span></text:p>
        </draw:rect>
        <draw:rect draw:style-name="gr9" draw:text-style-name="P1" draw:layer="layout" svg:width="1.103cm" svg:height="2cm" svg:x="22cm" svg:y="10.5cm">
          <text:p text:style-name="P2"><text:span text:style-name="T1">4</text:span></text:p>
        </draw:rect>
        <draw:rect draw:style-name="gr9" draw:text-style-name="P1" draw:layer="layout" svg:width="1.103cm" svg:height="2cm" svg:x="22cm" svg:y="12.5cm">
          <text:p text:style-name="P2"><text:span text:style-name="T1">3</text:span></text:p>
        </draw:rect>
        <draw:rect draw:style-name="gr9" draw:text-style-name="P1" draw:layer="layout" svg:width="1.103cm" svg:height="2cm" svg:x="22cm" svg:y="14.5cm">
          <text:p text:style-name="P2"><text:span text:style-name="T1">2</text:span></text:p>
        </draw:rect>
        <draw:rect draw:style-name="gr9" draw:text-style-name="P1" draw:layer="layout" svg:width="2cm" svg:height="1cm" svg:x="6cm" svg:y="18.5cm">
          <text:p text:style-name="P2"><text:span text:style-name="T1">A</text:span></text:p>
        </draw:rect>
        <draw:rect draw:style-name="gr9" draw:text-style-name="P1" draw:layer="layout" svg:width="2cm" svg:height="1cm" svg:x="20cm" svg:y="18.5cm">
          <text:p text:style-name="P2"><text:span text:style-name="T1">H</text:span></text:p>
        </draw:rect>
        <draw:rect draw:style-name="gr9" draw:text-style-name="P1" draw:layer="layout" svg:width="2cm" svg:height="1cm" svg:x="18cm" svg:y="18.5cm">
          <text:p text:style-name="P2"><text:span text:style-name="T1">G</text:span></text:p>
        </draw:rect>
        <draw:rect draw:style-name="gr9" draw:text-style-name="P1" draw:layer="layout" svg:width="2cm" svg:height="1cm" svg:x="16cm" svg:y="18.5cm">
          <text:p text:style-name="P2"><text:span text:style-name="T1">F</text:span></text:p>
        </draw:rect>
        <draw:rect draw:style-name="gr9" draw:text-style-name="P1" draw:layer="layout" svg:width="2cm" svg:height="1cm" svg:x="14cm" svg:y="18.5cm">
          <text:p text:style-name="P2"><text:span text:style-name="T1">E</text:span></text:p>
        </draw:rect>
        <draw:rect draw:style-name="gr9" draw:text-style-name="P1" draw:layer="layout" svg:width="2cm" svg:height="1cm" svg:x="12cm" svg:y="18.5cm">
          <text:p text:style-name="P2"><text:span text:style-name="T1">D</text:span></text:p>
        </draw:rect>
        <draw:rect draw:style-name="gr9" draw:text-style-name="P1" draw:layer="layout" svg:width="2cm" svg:height="1cm" svg:x="10cm" svg:y="18.5cm">
          <text:p text:style-name="P2"><text:span text:style-name="T1">C</text:span></text:p>
        </draw:rect>
        <draw:rect draw:style-name="gr9" draw:text-style-name="P1" draw:layer="layout" svg:width="2cm" svg:height="1cm" svg:x="8cm" svg:y="18.5cm">
          <text:p text:style-name="P2"><text:span text:style-name="T1">B</text:span></text:p>
        </draw:rect>
        <draw:rect draw:style-name="gr9" draw:text-style-name="P1" draw:layer="layout" svg:width="2cm" svg:height="1cm" svg:x="6cm" svg:y="1.5cm">
          <text:p text:style-name="P2"><text:span text:style-name="T1">A</text:span></text:p>
        </draw:rect>
        <draw:rect draw:style-name="gr9" draw:text-style-name="P1" draw:layer="layout" svg:width="2cm" svg:height="1cm" svg:x="20cm" svg:y="1.5cm">
          <text:p text:style-name="P2"><text:span text:style-name="T1">H</text:span></text:p>
        </draw:rect>
        <draw:rect draw:style-name="gr9" draw:text-style-name="P1" draw:layer="layout" svg:width="2cm" svg:height="1cm" svg:x="18cm" svg:y="1.5cm">
          <text:p text:style-name="P2"><text:span text:style-name="T1">G</text:span></text:p>
        </draw:rect>
        <draw:rect draw:style-name="gr9" draw:text-style-name="P1" draw:layer="layout" svg:width="2cm" svg:height="1cm" svg:x="16cm" svg:y="1.5cm">
          <text:p text:style-name="P2"><text:span text:style-name="T1">F</text:span></text:p>
        </draw:rect>
        <draw:rect draw:style-name="gr9" draw:text-style-name="P1" draw:layer="layout" svg:width="2cm" svg:height="1cm" svg:x="14cm" svg:y="1.5cm">
          <text:p text:style-name="P2"><text:span text:style-name="T1">E</text:span></text:p>
        </draw:rect>
        <draw:rect draw:style-name="gr9" draw:text-style-name="P1" draw:layer="layout" svg:width="2cm" svg:height="1cm" svg:x="12cm" svg:y="1.5cm">
          <text:p text:style-name="P2"><text:span text:style-name="T1">D</text:span></text:p>
        </draw:rect>
        <draw:rect draw:style-name="gr9" draw:text-style-name="P1" draw:layer="layout" svg:width="2cm" svg:height="1cm" svg:x="10cm" svg:y="1.5cm">
          <text:p text:style-name="P2"><text:span text:style-name="T1">C</text:span></text:p>
        </draw:rect>
        <draw:rect draw:style-name="gr9" draw:text-style-name="P1" draw:layer="layout" svg:width="2cm" svg:height="1cm" svg:x="8cm" svg:y="1.5cm">
          <text:p text:style-name="P2"><text:span text:style-name="T1">B</text:span></text:p>
        </draw:rect>
        <draw:rect draw:style-name="gr10" draw:text-style-name="P1" draw:layer="layout" svg:width="1.103cm" svg:height="1cm" svg:x="4.897cm" svg:y="18.5cm">
          <text:p text:style-name="P3"/>
        </draw:rect>
        <draw:rect draw:style-name="gr10" draw:text-style-name="P1" draw:layer="layout" svg:width="1.103cm" svg:height="1cm" svg:x="4.897cm" svg:y="1.5cm">
          <text:p text:style-name="P3"/>
        </draw:rect>
        <draw:rect draw:style-name="gr10" draw:text-style-name="P1" draw:layer="layout" svg:width="1.103cm" svg:height="1cm" svg:x="22cm" svg:y="1.5cm">
          <text:p text:style-name="P3"/>
        </draw:rect>
        <draw:rect draw:style-name="gr10" draw:text-style-name="P1" draw:layer="layout" svg:width="1.103cm" svg:height="1cm" svg:x="22cm" svg:y="18.5cm">
          <text:p text:style-name="P3"/>
        </draw:rect>
        <draw:line draw:style-name="gr11" draw:text-style-name="P1" draw:layer="layout" svg:x1="15cm" svg:y1="15.5cm" svg:x2="15cm" svg:y2="11.5cm">
          <text:p text:style-name="P3"/>
        </draw:line>
        <draw:line draw:style-name="gr12" draw:text-style-name="P1" draw:layer="layout" svg:x1="19cm" svg:y1="3.6cm" svg:x2="17cm" svg:y2="7.4cm">
          <text:p text:style-name="P3"/>
        </draw:line>
        <draw:line draw:style-name="gr13" draw:text-style-name="P1" draw:layer="layout" svg:x1="13cm" svg:y1="15.6cm" svg:x2="13cm" svg:y2="13.6cm">
          <text:p text:style-name="P3"/>
        </draw:line>
        <draw:line draw:style-name="gr14" draw:text-style-name="P1" draw:layer="layout" svg:x1="9.2cm" svg:y1="3.6cm" svg:x2="11cm" svg:y2="7.4cm">
          <text:p text:style-name="P3"/>
        </draw:line>
        <draw:line draw:style-name="gr15" draw:text-style-name="P1" draw:layer="layout" svg:x1="13cm" svg:y1="17.6cm" svg:x2="17.009cm" svg:y2="13.456cm">
          <text:p text:style-name="P3"/>
        </draw:line>
        <draw:g draw:id="id1">
          <draw:ellipse draw:style-name="gr8" draw:text-style-name="P1" draw:layer="layout" svg:width="0.505cm" svg:height="0.446cm" svg:x="14.748cm" svg:y="14.832cm">
            <text:p text:style-name="P3"/>
          </draw:ellipse>
          <draw:ellipse draw:style-name="gr8" draw:text-style-name="P1" draw:layer="layout" svg:width="0.745cm" svg:height="0.648cm" svg:x="14.649cm" svg:y="15.257cm">
            <text:p text:style-name="P3"/>
          </draw:ellipse>
          <draw:polygon draw:style-name="gr7" draw:layer="layout" svg:width="0.745cm" svg:height="0.377cm" svg:x="14.661cm" svg:y="15.829cm" svg:viewBox="0 0 746 378" draw:points="75,0 632,0 745,377 0,377 93,6">
            <text:p text:style-name="P3"/>
          </draw:polygon>
        </draw:g>
        <draw:g draw:id="id2">
          <draw:polygon draw:style-name="gr3" draw:layer="layout" svg:width="1.194cm" svg:height="1.788cm" svg:x="18.41cm" svg:y="2.51cm" svg:viewBox="0 0 1195 1789" draw:points="200,1788 1194,1788 1194,1273 777,0 673,234 0,581 0,841 153,975 498,827 200,1370 204,1788">
            <text:p text:style-name="P3"/>
          </draw:polygon>
          <draw:ellipse draw:style-name="gr5" draw:text-style-name="P1" draw:layer="layout" svg:width="0.089cm" svg:height="0.09cm" svg:x="18.986cm" svg:y="2.916cm">
            <text:p text:style-name="P3"/>
          </draw:ellipse>
        </draw:g>
        <draw:g draw:id="id3">
          <draw:ellipse draw:style-name="gr8" draw:text-style-name="P1" draw:layer="layout" svg:width="0.505cm" svg:height="0.446cm" svg:x="12.742cm" svg:y="14.845cm">
            <text:p text:style-name="P3"/>
          </draw:ellipse>
          <draw:ellipse draw:style-name="gr8" draw:text-style-name="P1" draw:layer="layout" svg:width="0.745cm" svg:height="0.648cm" svg:x="12.643cm" svg:y="15.27cm">
            <text:p text:style-name="P3"/>
          </draw:ellipse>
          <draw:polygon draw:style-name="gr7" draw:layer="layout" svg:width="0.745cm" svg:height="0.377cm" svg:x="12.655cm" svg:y="15.842cm" svg:viewBox="0 0 746 378" draw:points="75,0 632,0 745,377 0,377 93,6">
            <text:p text:style-name="P3"/>
          </draw:polygon>
        </draw:g>
        <draw:g draw:id="id4">
          <draw:polygon draw:style-name="gr3" draw:layer="layout" svg:width="1.194cm" svg:height="1.788cm" svg:x="8.387cm" svg:y="2.558cm" svg:viewBox="0 0 1195 1789" draw:points="200,1788 1194,1788 1194,1273 777,0 673,234 0,581 0,841 153,975 498,827 200,1370 204,1788">
            <text:p text:style-name="P3"/>
          </draw:polygon>
          <draw:ellipse draw:style-name="gr5" draw:text-style-name="P1" draw:layer="layout" svg:width="0.089cm" svg:height="0.09cm" svg:x="8.963cm" svg:y="2.964cm">
            <text:p text:style-name="P3"/>
          </draw:ellipse>
        </draw:g>
        <draw:polygon draw:style-name="gr6" draw:id="id5" draw:layer="layout" svg:width="1.447cm" svg:height="1.79cm" svg:x="12.212cm" svg:y="16.569cm" svg:viewBox="0 0 1448 1791" draw:points="397,1786 999,1786 1447,226 1043,708 1144,91 834,652 717,0 564,634 272,83 353,720 0,190 397,1790">
          <text:p text:style-name="P3"/>
        </draw:polygon>
        <draw:frame draw:style-name="gr16" draw:text-style-name="P4" draw:layer="layout" svg:width="16.216cm" svg:height="0.641cm" svg:x="6.002cm" svg:y="19.963cm">
          <draw:text-box>
            <text:p text:style-name="P3"><text:span text:style-name="T2">For an animated presentation press Ctrl+F2</text:span></text:p>
          </draw:text-box>
        </draw:frame>
        <draw:line draw:style-name="gr17" draw:text-style-name="P1" draw:layer="layout" svg:x1="14.999cm" svg:y1="5.5cm" svg:x2="15.001cm" svg:y2="9.5cm">
          <text:p text:style-name="P3"/>
        </draw:line>
        <draw:g draw:id="id6">
          <draw:ellipse draw:style-name="gr2" draw:text-style-name="P1" draw:layer="layout" svg:width="0.505cm" svg:height="0.446cm" svg:x="14.728cm" svg:y="4.767cm">
            <text:p text:style-name="P3"/>
          </draw:ellipse>
          <draw:ellipse draw:style-name="gr2" draw:text-style-name="P1" draw:layer="layout" svg:width="0.745cm" svg:height="0.648cm" svg:x="14.629cm" svg:y="5.192cm">
            <text:p text:style-name="P3"/>
          </draw:ellipse>
          <draw:polygon draw:style-name="gr3" draw:layer="layout" svg:width="0.745cm" svg:height="0.377cm" svg:x="14.641cm" svg:y="5.764cm" svg:viewBox="0 0 746 378" draw:points="75,0 632,0 745,377 0,377 93,6">
            <text:p text:style-name="P3"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1" smil:attributeName="visibility" smil:to="hidden"/>
                  <anim:audio xlink:href="../../../../../!OT/samples/extras/source/samples/presentations/lang/german/office40/gallery/sound/curve.wav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2" smil:attributeName="visibility" smil:to="hidden"/>
                  <anim:audio xlink:href="../../../../../!OT/samples/extras/source/samples/presentations/lang/german/office40/gallery/sound/curve.wav"/>
                </anim:par>
              </anim:par>
              <anim:par smil:begin="1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3" smil:attributeName="visibility" smil:to="hidden"/>
                  <anim:audio xlink:href="../../../../../!OT/samples/extras/source/samples/presentations/lang/german/office40/gallery/sound/curve.wav"/>
                </anim:par>
              </anim:par>
              <anim:par smil:begin="1.5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4" smil:attributeName="visibility" smil:to="hidden"/>
                  <anim:audio xlink:href="../../../../../!OT/samples/extras/source/samples/presentations/lang/german/office40/gallery/sound/curve.wav"/>
                </anim:par>
              </anim:par>
              <anim:par smil:begin="2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5" smil:attributeName="visibility" smil:to="hidden"/>
                  <anim:audio xlink:href="../../../../../!OT/samples/extras/source/samples/presentations/lang/german/office40/gallery/sound/curve.wav"/>
                </anim:par>
              </anim:par>
              <anim:par smil:begin="2.5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6" smil:attributeName="visibility" smil:to="hidden"/>
                  <anim:audio xlink:href="../../../../../!OT/samples/extras/source/samples/gallery/sounds/curve.wav"/>
                </anim:par>
              </anim:par>
            </anim:par>
          </anim:seq>
        </anim:par>
        <presentation:notes draw:style-name="dp2">
          <draw:page-thumbnail draw:style-name="gr18" draw:layer="layout" svg:width="13.705cm" svg:height="10.279cm" svg:x="3.647cm" svg:y="2.853cm" draw:page-number="1" presentation:class="page"/>
          <draw:frame presentation:style-name="pr1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heads_20_1" draw:display-name="Arrowheads 1" svg:viewBox="0 0 250 250" svg:d="m125 0 125 250h-250z"/>
    <draw:marker draw:name="Arrowheads_20_2" draw:display-name="Arrowheads 2" svg:viewBox="0 0 250 250" svg:d="m125 0 125 250h-250z"/>
    <draw:marker draw:name="Arrowheads_20_3" draw:display-name="Arrowheads 3" svg:viewBox="0 0 250 250" svg:d="m125 0 125 250h-250z"/>
    <draw:marker draw:name="Arrowheads_20_4" draw:display-name="Arrowheads 4" svg:viewBox="0 0 250 250" svg:d="m125 0 125 250h-250z"/>
    <draw:marker draw:name="Arrowheads_20_5" draw:display-name="Arrowheads 5" svg:viewBox="0 0 250 250" svg:d="m125 0 125 250h-250z"/>
    <draw:marker draw:name="Arrowheads_20_6" draw:display-name="Arrowheads 6" svg:viewBox="0 0 250 250" svg:d="m125 0 125 250h-250z"/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n" fo:country="US" style:font-family-asian="'Arial Unicode MS'" style:font-family-generic-asian="system" style:font-pitch-asian="variable" style:font-size-asian="24pt" style:language-asian="hu" style:country-asian="HU" style:font-family-complex="Tahoma" style:font-family-generic-complex="system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 fo:hyphenate="tru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imes" style:font-family-generic="roman" style:font-pitch="variable" fo:font-size="32pt" fo:font-style="normal" fo:text-shadow="none" style:text-underline-style="none" fo:font-weight="normal" fo:hyphenate="true"/>
    </style:style>
    <style:style style:name="Standard-background" style:family="presentation">
      <style:graphic-properties draw:stroke="none" draw:fill="none"/>
      <style:text-properties fo:hyphenate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fo:hyphenate="true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 fo:hyphenate="tru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-1.2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 fo:hyphenate="true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 fo:hyphenate="true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 fo:hyphenate="true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 fo:hyphenate="true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 fo:hyphenate="true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 fo:hyphenate="true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 fo:hyphenate="true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 fo:hyphenate="true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Chess</dc:title>
    <dc:description>Sample document showing animated objects.</dc:description>
    <meta:initial-creator>Tom Verbeek</meta:initial-creator>
    <meta:creation-date>1998-04-28T17:25:20</meta:creation-date>
    <dc:creator>Peter Thielmann</dc:creator>
    <dc:date>2000-02-25T16:44:32</dc:date>
    <dc:language>en-US</dc:language>
    <meta:editing-cycles>11</meta:editing-cycles>
    <meta:editing-duration>PT37M47S</meta:editing-duration>
    <meta:auto-reload meta:delay="PT0S"/>
    <meta:user-defined meta:name="Info 0"/>
    <meta:user-defined meta:name="Info 1"/>
    <meta:user-defined meta:name="Info 2"/>
    <meta:user-defined meta:name="Info 3"/>
    <meta:document-statistic meta:object-count="222"/>
  </office:meta>
</office:document-meta>
</file>